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imply stated, Astronomy is the study of the Universe. Astronomers classify objects into various groups based on characteristics and locations in our Universe. Some of these classifications, such as stars, are easy to understand scientifically. Other objects are more difficult to classify, and in some instances, to entirely understand. This module identifies basic objects in our Solar System and those beyond, the overall scale of the Universe, and patterns in the night sky. </text:p>
      <text:p text:style-name="Standard"/>
      <text:p text:style-name="Standard">Stars are glowing balls of gas that undergo nuclear fusion; the Sun is a star.</text:p>
      <text:p text:style-name="Standard"/>
      <text:p text:style-name="Text_20_body">Planets are moderately large objects orbiting a star. We see planets because they reflect the light of their central star, or in some cases, stars. Planets are generally rocky or gaseous in nature and spherical-shaped.</text:p>
      <text:p text:style-name="Text_20_body">A new group of objects has been recently defined: the Dwarf Planets or Plutoids. These are objects that orbit the Sun, but have not cleared their orbits. Pluto is an example of a Dwarf Planet.</text:p>
      <text:p text:style-name="Standard">A <text:span text:style-name="Strong_20_Emphasis">satellite </text:span>orbits a planet; these objects are also called moons. For example, the Earth’s satellite is the Moon – a proper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5T09:15:36.704260194</meta:creation-date>
    <dc:date>2024-08-10T16:17:33.667107420</dc:date>
    <meta:editing-duration>PT2M9S</meta:editing-duration>
    <meta:editing-cycles>5</meta:editing-cycles>
    <meta:generator>LibreOffice/7.4.7.2$Linux_X86_64 LibreOffice_project/40$Build-2</meta:generator>
    <meta:document-statistic meta:table-count="0" meta:image-count="0" meta:object-count="0" meta:page-count="1" meta:paragraph-count="5" meta:word-count="180" meta:character-count="1096" meta:non-whitespace-character-count="919"/>
  </office:meta>
</office:document-meta>
</file>